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88cm" svg:height="24.623cm" svg:x="3.357cm" svg:y="9.483cm">
            <draw:object draw:notify-on-update-of-ranges="Sheet1.G4:Sheet1.G13 Sheet1.B4:Sheet1.B13 Sheet1.C2:Sheet1.C2 Sheet1.C4:Sheet1.C13 Sheet1.B4:Sheet1.B13 Sheet1.G4:Sheet1.G13 Sheet1.B4:Sheet1.B13 Sheet1.E2:Sheet1.E2 Sheet1.E4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902cm" svg:height="13.812cm" svg:x="30.213cm" svg:y="1.992cm">
            <draw:object draw:notify-on-update-of-ranges="Sheet1.B4:Sheet1.B8 Sheet1.I4:Sheet1.I8 Sheet1.B4:Sheet1.B8 Sheet1.J4:Sheet1.J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.755cm" svg:height="47.918cm" svg:x="31.781cm" svg:y="19.603cm">
            <draw:object draw:notify-on-update-of-ranges="Sheet1.B4:Sheet1.B13 Sheet1.I4:Sheet1.I13 Sheet1.B4:Sheet1.B13 Sheet1.J4:Sheet1.J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te: accidentally measured x coord rather than distance for d2p. Should be ok, as all measurements were made with ball along x ax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ance(cm)</text:p>
          </table:table-cell>
          <table:table-cell office:value-type="string" calcext:value-type="string">
            <text:p>measured width d(cm)</text:p>
          </table:table-cell>
          <table:table-cell office:value-type="string" calcext:value-type="string">
            <text:p>var(cm)</text:p>
          </table:table-cell>
          <table:table-cell office:value-type="string" calcext:value-type="string">
            <text:p>d2p (cm)</text:p>
          </table:table-cell>
          <table:table-cell office:value-type="string" calcext:value-type="string">
            <text:p>d2p Var</text:p>
          </table:table-cell>
          <table:table-cell office:value-type="string" calcext:value-type="string">
            <text:p>actual distance</text:p>
          </table:table-cell>
          <table:table-cell/>
          <table:table-cell office:value-type="string" calcext:value-type="string">
            <text:p>Width Error</text:p>
          </table:table-cell>
          <table:table-cell office:value-type="string" calcext:value-type="string">
            <text:p>d2p erro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4]" office:value-type="float" office:value="27" calcext:value-type="float">
            <text:p/>
          </table:table-cell>
          <table:table-cell/>
          <table:table-cell table:formula="of:=ABS([.C4]-[.B4])+[.D4]" office:value-type="float" office:value="13" calcext:value-type="float">
            <text:p/>
          </table:table-cell>
          <table:table-cell table:formula="of:=ABS([.E4]-[.B4])+[.F4]" office:value-type="float" office:value="22" calcext:value-type="float">
            <text:p/>
          </table:table-cell>
        </table:table-row>
        <table:table-row table:style-name="ro1">
          <table:table-cell/>
          <table:table-cell office:value-type="float" office:value="33.5" calcext:value-type="float">
            <text:p>33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B5]" office:value-type="float" office:value="33.5" calcext:value-type="float">
            <text:p/>
          </table:table-cell>
          <table:table-cell/>
          <table:table-cell table:formula="of:=ABS([.C5]-[.B5])+[.D5]" office:value-type="float" office:value="6.5" calcext:value-type="float">
            <text:p/>
          </table:table-cell>
          <table:table-cell table:formula="of:=ABS([.E5]-[.B5])+[.F5]" office:value-type="float" office:value="21.5" calcext:value-type="float">
            <text:p/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[.B6]" office:value-type="float" office:value="48" calcext:value-type="float">
            <text:p/>
          </table:table-cell>
          <table:table-cell/>
          <table:table-cell table:formula="of:=ABS([.C6]-[.B6])+[.D6]" office:value-type="float" office:value="12" calcext:value-type="float">
            <text:p/>
          </table:table-cell>
          <table:table-cell table:formula="of:=ABS([.E6]-[.B6])+[.F6]" office:value-type="float" office:value="10" calcext:value-type="float">
            <text:p/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B7]" office:value-type="float" office:value="62" calcext:value-type="float">
            <text:p/>
          </table:table-cell>
          <table:table-cell/>
          <table:table-cell table:formula="of:=ABS([.C7]-[.B7])+[.D7]" office:value-type="float" office:value="18" calcext:value-type="float">
            <text:p/>
          </table:table-cell>
          <table:table-cell table:formula="of:=ABS([.E7]-[.B7])+[.F7]" office:value-type="float" office:value="6" calcext:value-type="float">
            <text:p/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B8]" office:value-type="float" office:value="90" calcext:value-type="float">
            <text:p/>
          </table:table-cell>
          <table:table-cell/>
          <table:table-cell table:formula="of:=ABS([.C8]-[.B8])+[.D8]" office:value-type="float" office:value="30" calcext:value-type="float">
            <text:p/>
          </table:table-cell>
          <table:table-cell table:formula="of:=ABS([.E8]-[.B8])+[.F8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here, width has 50 cm variation between frames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formula="of:=[.B9]" office:value-type="float" office:value="130" calcext:value-type="float">
            <text:p/>
          </table:table-cell>
          <table:table-cell/>
          <table:table-cell table:formula="of:=ABS([.C9]-[.B9])+[.D9]" office:value-type="float" office:value="70" calcext:value-type="float">
            <text:p/>
          </table:table-cell>
          <table:table-cell table:formula="of:=ABS([.E9]-[.B9])+[.F9]" office:value-type="float" office:value="15" calcext:value-type="float">
            <text:p/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10]" office:value-type="float" office:value="188" calcext:value-type="float">
            <text:p/>
          </table:table-cell>
          <table:table-cell/>
          <table:table-cell table:formula="of:=ABS([.C10]-[.B10])+[.D10]" office:value-type="float" office:value="62" calcext:value-type="float">
            <text:p/>
          </table:table-cell>
          <table:table-cell table:formula="of:=ABS([.E10]-[.B10])+[.F10]" office:value-type="float" office:value="22" calcext:value-type="float">
            <text:p/>
          </table:table-cell>
        </table:table-row>
        <table:table-row table:style-name="ro1">
          <table:table-cell office:value-type="string" calcext:value-type="string">
            <text:p>width useless</text:p>
          </table:table-cell>
          <table:table-cell office:value-type="float" office:value="266" calcext:value-type="float">
            <text:p>266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[.B11]" office:value-type="float" office:value="266" calcext:value-type="float">
            <text:p/>
          </table:table-cell>
          <table:table-cell/>
          <table:table-cell table:formula="of:=ABS([.C11]-[.B11])+[.D11]" office:value-type="float" office:value="1084" calcext:value-type="float">
            <text:p/>
          </table:table-cell>
          <table:table-cell table:formula="of:=ABS([.E11]-[.B11])+[.F11]" office:value-type="float" office:value="44" calcext:value-type="float">
            <text:p/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formula="of:=[.B12]" office:value-type="float" office:value="300" calcext:value-type="float">
            <text:p/>
          </table:table-cell>
          <table:table-cell/>
          <table:table-cell table:formula="of:=ABS([.C12]-[.B12])+[.D12]" office:value-type="float" office:value="500" calcext:value-type="float">
            <text:p/>
          </table:table-cell>
          <table:table-cell table:formula="of:=ABS([.E12]-[.B12])+[.F12]" office:value-type="float" office:value="180" calcext:value-type="float">
            <text:p/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formula="of:=[.B13]" office:value-type="float" office:value="460" calcext:value-type="float">
            <text:p/>
          </table:table-cell>
          <table:table-cell/>
          <table:table-cell table:formula="of:=ABS([.C13]-[.B13])+[.D13]" office:value-type="float" office:value="360" calcext:value-type="float">
            <text:p/>
          </table:table-cell>
          <table:table-cell table:formula="of:=ABS([.E13]-[.B13])+[.F13]" office:value-type="float" office:value="79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3:23:15.327005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2:21:27.364246909</meta:creation-date>
    <dc:date>2014-04-27T14:38:55.340274081</dc:date>
    <meta:editing-duration>PT59M3S</meta:editing-duration>
    <meta:editing-cycles>4</meta:editing-cycles>
    <meta:generator>LibreOffice/4.2.3.3$Linux_X86_64 LibreOffice_project/420m0$Build-3</meta:generator>
    <meta:document-statistic meta:table-count="1" meta:cell-count="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89cm" svg:height="24.624cm" xlink:href=".." xlink:type="simple" chart:class="chart:scatter" chart:style-name="ch1">
        <chart:title svg:x="6.51cm" svg:y="0.628cm" chart:style-name="ch2">
          <text:p>Measured Distance To Ball vs Actual Distance</text:p>
        </chart:title>
        <chart:legend chart:legend-position="end" svg:x="17.558cm" svg:y="11.515cm" style:legend-expansion="high" chart:style-name="ch3"/>
        <chart:plot-area chart:style-name="ch4" table:cell-range-address="Sheet1.G4:Sheet1.G13 Sheet1.B4:Sheet1.C13 Sheet1.C2:Sheet1.C2 Sheet1.E2:Sheet1.E2 Sheet1.E4:Sheet1.E13" chart:data-source-has-labels="both" svg:x="1.456cm" svg:y="2.909cm" svg:width="15.212cm" svg:height="20.242cm">
          <chartooo:coordinate-region svg:x="2.448cm" svg:y="3.108cm" svg:width="13.94cm" svg:height="19.396cm"/>
          <chart:axis chart:dimension="x" chart:name="primary-x" chart:style-name="ch5" chartooo:axis-type="auto">
            <chart:title svg:x="8.013cm" svg:y="23.643cm" chart:style-name="ch6">
              <text:p>Distance (cm)</text:p>
            </chart:title>
            <chart:categories table:cell-range-address="Sheet1.G4:Sheet1.G13"/>
          </chart:axis>
          <chart:axis chart:dimension="y" chart:name="primary-y" chart:style-name="ch7">
            <chart:title svg:x="0.451cm" svg:y="14.847cm" chart:style-name="ch8">
              <text:p>Measured Distance (cm)</text:p>
            </chart:title>
            <chart:grid chart:style-name="ch9" chart:class="major"/>
          </chart:axis>
          <chart:series chart:style-name="ch10" chart:values-cell-range-address="Sheet1.C4:Sheet1.C13" chart:label-cell-address="Sheet1.C2:Sheet1.C2" chart:class="chart:scatter">
            <chart:domain table:cell-range-address="Sheet1.B4:Sheet1.B13"/>
            <chart:data-point chart:repeated="10"/>
          </chart:series>
          <chart:series chart:style-name="ch11" chart:values-cell-range-address="Sheet1.G4:Sheet1.G13" chart:class="chart:scatter">
            <chart:data-point chart:repeated="10"/>
          </chart:series>
          <chart:series chart:style-name="ch12" chart:values-cell-range-address="Sheet1.E4:Sheet1.E13" chart:label-cell-address="Sheet1.E2:Sheet1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sured width d(cm)</text:p>
                <draw:g>
                  <svg:desc>Sheet1.C2:Sheet1.C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2p (cm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7">
                <text:p>30</text:p>
                <draw:g>
                  <svg:desc>Sheet1.G4:Sheet1.G13</svg:desc>
                </draw:g>
              </table:table-cell>
              <table:table-cell office:value-type="float" office:value="27">
                <text:p>27</text:p>
                <draw:g>
                  <svg:desc>Sheet1.B4:Sheet1.B13</svg:desc>
                </draw:g>
              </table:table-cell>
              <table:table-cell office:value-type="float" office:value="40">
                <text:p>40</text:p>
                <draw:g>
                  <svg:desc>Sheet1.C4:Sheet1.C13</svg:desc>
                </draw:g>
              </table:table-cell>
              <table:table-cell office:value-type="float" office:value="27">
                <text:p>27</text:p>
                <draw:g>
                  <svg:desc>Sheet1.G4:Sheet1.G13</svg:desc>
                </draw:g>
              </table:table-cell>
              <table:table-cell office:value-type="float" office:value="5">
                <text:p>5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50">
                <text:p>250</text:p>
              </table:table-cell>
              <table:table-cell office:value-type="float" office:value="188">
                <text:p>1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750">
                <text:p>750</text:p>
              </table:table-cell>
              <table:table-cell office:value-type="float" office:value="266">
                <text:p>26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03cm" svg:height="13.813cm" xlink:href=".." xlink:type="simple" chart:class="chart:scatter" chart:style-name="ch1">
        <chart:title svg:x="9.029cm" svg:y="0.412cm" chart:style-name="ch2">
          <text:p>Error less than 1m</text:p>
        </chart:title>
        <chart:legend chart:legend-position="end" svg:x="19.693cm" svg:y="6.358cm" style:legend-expansion="high" chart:style-name="ch3"/>
        <chart:plot-area chart:style-name="ch4" table:cell-range-address="Sheet1.B4:Sheet1.B8 Sheet1.I4:Sheet1.J8" svg:x="1.449cm" svg:y="2.045cm" svg:width="17.368cm" svg:height="10.511cm">
          <chartooo:coordinate-region svg:x="2.07cm" svg:y="2.244cm" svg:width="16.467cm" svg:height="9.665cm"/>
          <chart:axis chart:dimension="x" chart:name="primary-x" chart:style-name="ch5">
            <chart:title svg:x="9.11cm" svg:y="12.832cm" chart:style-name="ch6">
              <text:p>True distance</text:p>
            </chart:title>
          </chart:axis>
          <chart:axis chart:dimension="y" chart:name="primary-y" chart:style-name="ch5">
            <chart:title svg:x="0.451cm" svg:y="7.714cm" chart:style-name="ch7">
              <text:p>Error</text:p>
            </chart:title>
            <chart:grid chart:style-name="ch8" chart:class="major"/>
          </chart:axis>
          <chart:series chart:style-name="ch9" chart:values-cell-range-address="Sheet1.I4:Sheet1.I8" chart:class="chart:scatter">
            <chart:domain table:cell-range-address="Sheet1.B4:Sheet1.B8"/>
            <chart:data-point chart:repeated="5"/>
          </chart:series>
          <chart:series chart:style-name="ch10" chart:values-cell-range-address="Sheet1.J4:Sheet1.J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4:Sheet1.B8</svg:desc>
                </draw:g>
              </table:table-cell>
              <table:table-cell office:value-type="float" office:value="13">
                <text:p>13</text:p>
                <draw:g>
                  <svg:desc>Sheet1.I4:Sheet1.I8</svg:desc>
                </draw:g>
              </table:table-cell>
              <table:table-cell office:value-type="float" office:value="22">
                <text:p>22</text:p>
                <draw:g>
                  <svg:desc>Sheet1.J4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5">
                <text:p>33.5</text:p>
              </table:table-cell>
              <table:table-cell office:value-type="float" office:value="6.5">
                <text:p>6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56cm" svg:height="47.919cm" xlink:href=".." xlink:type="simple" chart:class="chart:scatter" chart:style-name="ch1">
        <chart:title svg:x="12.292cm" svg:y="1.094cm" chart:style-name="ch2">
          <text:p>Error</text:p>
        </chart:title>
        <chart:legend chart:legend-position="end" svg:x="23.546cm" svg:y="23.411cm" style:legend-expansion="high" chart:style-name="ch3"/>
        <chart:plot-area chart:style-name="ch4" table:cell-range-address="Sheet1.B4:Sheet1.B13 Sheet1.I4:Sheet1.J13" svg:x="1.526cm" svg:y="4.773cm" svg:width="20.99cm" svg:height="41.207cm">
          <chartooo:coordinate-region svg:x="2.518cm" svg:y="4.972cm" svg:width="19.718cm" svg:height="40.361cm"/>
          <chart:axis chart:dimension="x" chart:name="primary-x" chart:style-name="ch5">
            <chart:title svg:x="11.329cm" svg:y="46.938cm" chart:style-name="ch6">
              <text:p>Distance</text:p>
            </chart:title>
          </chart:axis>
          <chart:axis chart:dimension="y" chart:name="primary-y" chart:style-name="ch5">
            <chart:title svg:x="0.451cm" svg:y="25.79cm" chart:style-name="ch7">
              <text:p>Error</text:p>
            </chart:title>
            <chart:grid chart:style-name="ch8" chart:class="major"/>
          </chart:axis>
          <chart:series chart:style-name="ch9" chart:values-cell-range-address="Sheet1.I4:Sheet1.I13" chart:class="chart:scatter">
            <chart:domain table:cell-range-address="Sheet1.B4:Sheet1.B13"/>
            <chart:data-point chart:repeated="10"/>
          </chart:series>
          <chart:series chart:style-name="ch10" chart:values-cell-range-address="Sheet1.J4:Sheet1.J13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4:Sheet1.B13</svg:desc>
                </draw:g>
              </table:table-cell>
              <table:table-cell office:value-type="float" office:value="13">
                <text:p>13</text:p>
                <draw:g>
                  <svg:desc>Sheet1.I4:Sheet1.I13</svg:desc>
                </draw:g>
              </table:table-cell>
              <table:table-cell office:value-type="float" office:value="22">
                <text:p>22</text:p>
                <draw:g>
                  <svg:desc>Sheet1.J4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5">
                <text:p>33.5</text:p>
              </table:table-cell>
              <table:table-cell office:value-type="float" office:value="6.5">
                <text:p>6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">
                <text:p>266</text:p>
              </table:table-cell>
              <table:table-cell office:value-type="float" office:value="1084">
                <text:p>10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360">
                <text:p>36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